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style:text-underline-type="single" style:text-underline-style="solid" style:text-underline-width="auto" style:text-underline-mode="continuous"/>
    </style:style>
    <style:style style:name="P3" style:parent-style-name="Standard" style:family="paragraph">
      <style:text-properties style:text-underline-type="single" style:text-underline-style="solid" style:text-underline-width="auto" style:text-underline-mode="continuous"/>
    </style:style>
    <style:style style:name="P4" style:parent-style-name="Standard" style:family="paragraph">
      <style:text-properties style:text-underline-type="single" style:text-underline-style="solid" style:text-underline-width="auto" style:text-underline-mode="continuous"/>
    </style:style>
    <style:style style:name="P5" style:parent-style-name="Standard" style:family="paragraph">
      <style:text-properties style:text-underline-type="single" style:text-underline-style="solid" style:text-underline-width="auto" style:text-underline-mode="continuous"/>
    </style:style>
    <style:style style:name="P6" style:parent-style-name="Standard" style:family="paragraph">
      <style:text-properties style:text-underline-type="single" style:text-underline-style="solid" style:text-underline-width="auto" style:text-underline-mode="continuous"/>
    </style:style>
    <style:style style:name="P7" style:parent-style-name="Standard" style:family="paragraph">
      <style:text-properties style:text-underline-type="single" style:text-underline-style="solid" style:text-underline-width="auto" style:text-underline-mode="continuous"/>
    </style:style>
    <style:style style:name="P8" style:parent-style-name="Standard" style:family="paragraph">
      <style:text-properties style:text-underline-type="single" style:text-underline-style="solid" style:text-underline-width="auto" style:text-underline-mode="continuous"/>
    </style:style>
    <style:style style:name="P9" style:parent-style-name="Standard" style:family="paragraph">
      <style:text-properties style:text-underline-type="single" style:text-underline-style="solid" style:text-underline-width="auto" style:text-underline-mode="continuous"/>
    </style:style>
    <style:style style:name="P10" style:parent-style-name="Standard" style:family="paragraph">
      <style:text-properties style:text-underline-type="single" style:text-underline-style="solid" style:text-underline-width="auto" style:text-underline-mode="continuous"/>
    </style:style>
    <style:style style:name="P11" style:parent-style-name="Standard" style:family="paragraph">
      <style:text-properties style:text-underline-type="single" style:text-underline-style="solid" style:text-underline-width="auto" style:text-underline-mode="continuous"/>
    </style:style>
    <style:style style:name="P12" style:parent-style-name="Standard" style:family="paragraph">
      <style:text-properties style:text-underline-type="single" style:text-underline-style="solid" style:text-underline-width="auto" style:text-underline-mode="continuous"/>
    </style:style>
    <style:style style:name="P13" style:parent-style-name="Standard" style:family="paragraph">
      <style:text-properties style:text-underline-type="single" style:text-underline-style="solid" style:text-underline-width="auto" style:text-underline-mode="continuous"/>
    </style:style>
    <style:style style:name="P14" style:parent-style-name="Standard" style:family="paragraph">
      <style:text-properties style:text-underline-type="single" style:text-underline-style="solid" style:text-underline-width="auto" style:text-underline-mode="continuous"/>
    </style:style>
    <style:style style:name="P15" style:parent-style-name="Standard" style:family="paragraph">
      <style:text-properties style:text-underline-type="single" style:text-underline-style="solid" style:text-underline-width="auto" style:text-underline-mode="continuous"/>
    </style:style>
    <style:style style:name="P16" style:parent-style-name="Standard" style:family="paragraph">
      <style:text-properties style:text-underline-type="single" style:text-underline-style="solid" style:text-underline-width="auto" style:text-underline-mode="continuous"/>
    </style:style>
    <style:style style:name="P17" style:parent-style-name="Standard" style:family="paragraph">
      <style:text-properties style:text-underline-type="single" style:text-underline-style="solid" style:text-underline-width="auto" style:text-underline-mode="continuous"/>
    </style:style>
    <style:style style:name="P18" style:parent-style-name="Standard" style:family="paragraph">
      <style:text-properties style:text-underline-type="single" style:text-underline-style="solid" style:text-underline-width="auto" style:text-underline-mode="continuous"/>
    </style:style>
  </office:automatic-styles>
  <office:body>
    <office:text text:use-soft-page-breaks="true">
      <text:p text:style-name="P1">TIPOS DE DATOS:</text:p>
      <text:p text:style-name="Standard"><text:tab/>Tipos primitivos: son 8 y se clasifican en boolean y en numericos. El numerico se clasifica en entero y reales.</text:p>
      <text:p text:style-name="Standard"/>
      <text:p text:style-name="Standard"><text:tab/><text:tab/>Tipos enteros: byte, short int, long y char</text:p>
      <text:p text:style-name="Standard"><text:tab/><text:tab/>Tipo<text:s/>real: float, double.</text:p>
      <text:p text:style-name="Standard"/>
      <text:p text:style-name="Standard"><text:tab/>Cada tipo primitivo tiene un rango diferente de valores positivos y negativos excepto el boolean que solo tiene valores true o false. El tipo de datos que se utilizara para recoger las variables de un programa dependerá del rango y el tipo de valores que se quieran almacenar y si son enteros o fraccionarios.</text:p>
      <text:p text:style-name="Standard"><text:tab/>Se les llama primitivos porque estan integrados en el sistema y no son objetos.</text:p>
      <text:p text:style-name="P2">Byte</text:p>
      <text:p text:style-name="Standard"><text:tab/>Se define como un conjunto de 8 bits independientemente de la plataforma en que se ejecute el codigo.</text:p>
      <text:p text:style-name="Standard"/>
      <text:p text:style-name="P3">Short</text:p>
      <text:p text:style-name="Standard"><text:tab/>Se define como un dato de 16 bits de longitud independientemente de la plataforma en que se ejecute el codigo.</text:p>
      <text:p text:style-name="Standard"/>
      <text:p text:style-name="P4">Int</text:p>
      <text:p text:style-name="Standard"><text:tab/>Se define como un dato de 32 bits de longitud independientemente de la plataforma en que se ejecute el codigo. Un short es siempre menor o igual que un int</text:p>
      <text:p text:style-name="Standard"/>
      <text:p text:style-name="P5">Long</text:p>
      <text:p text:style-name="Standard"><text:tab/>Un valor long se define como un dato de 64 bits independientemente de la plataforma en que se ejecute el codigo. Un int es siempre menor o igual que un long.</text:p>
      <text:p text:style-name="Standard"/>
      <text:p text:style-name="P6">Char</text:p>
      <text:p text:style-name="Standard"><text:tab/>Almacena una sola letra o carácter o valores<text:s/>ASCII</text:p>
      <text:p text:style-name="Standard"/>
      <text:p text:style-name="P7">Float</text:p>
      <text:p text:style-name="Standard"><text:tab/>Se utiliza para declarar un dato en coma flotante de 32 bits en el formato IEEE 754. Los datos de tipo float almacenan valores con una precision aproximada de 7 digitos.</text:p>
      <text:p text:style-name="P8"/>
      <text:p text:style-name="P9">Double</text:p>
      <text:p text:style-name="Standard"><text:tab/>Representa un dato en coma flotante de 64 bits en el formato IEEE 754. Almacenan datos con una precision aproximada de 16 digitos.</text:p>
      <text:p text:style-name="P10"/>
      <text:p text:style-name="P11">Boolean</text:p>
      <text:p text:style-name="Standard"><text:tab/>Se utiliza para indicar si el resultado de la evaluacion es verdadero o falso. Los literales true o false son constantes definidas como apalbras clave en lenguaje java.</text:p>
      <text:p text:style-name="P12"/>
      <text:p text:style-name="Standard">Tipos referenciados: Son clases, interfaces y arrays.</text:p>
      <text:p text:style-name="P13"/>
      <text:p text:style-name="Standard">Literales: Es una expresion de un valor de un tipo primitivo, de un tipo String o la expresion null. Un literal en java puede ser un entero, un real, un valor booleano, un carácter, una cadena de caracteres y<text:s/>un valor nulo.</text:p>
      <text:p text:style-name="P14"/>
      <text:p text:style-name="Standard">Literales enteros: Especifican un literal entero en base 10, 8 y 16. Los literales enteros serán siempre de tipo int a no ser que su valor absoluto sea mayor que el de un int, en cuyo caso sera long.</text:p>
      <text:p text:style-name="P15"/>
      <text:soft-page-break/>
      <text:p text:style-name="Standard">Literales reales: Está formado por una<text:s/>parte entera, seguido por un punto decimal y una parte decimal.</text:p>
      <text:p text:style-name="P16"/>
      <text:p text:style-name="Standard">Literales de un solo carácter: Son de tipo char, estan formados por un unico carácter encerrado entre comillas simples.</text:p>
      <text:p text:style-name="P17"/>
      <text:p text:style-name="Standard">Literales de cadenas de caracteres: Es una secuencia de caracteres encerrados entre comillas dobles. Son objetos de la clase String. Cada vez que se usa una cadena de caracteres java crea un objeto String con el valor literal.</text:p>
      <text:p text:style-name="P18"/>
      <text:p text:style-name="Standard">IDENTIFICADORES</text:p>
      <text:p text:style-name="Standard"><text:tab/></text:p>
      <text:p text:style-name="Standard"><text:tab/>Los identificadores son nombres dados a tipos, literales, variables, clases, interfaces, métodos, paquetes y sentencias de un programa. Un indicador consta de un o mas caracteres y el primer carácter tiene que ser una letra. Las letras pueden ser mayúsculas o minúsculas.</text:p>
      <text:p text:style-name="Standard"/>
      <text:p text:style-name="Standard">PALABRAS CLAVE</text:p>
      <text:p text:style-name="Standard"/>
      <text:p text:style-name="Standard"><text:tab/>Las palabras clave son identificadores predefinidos que tienen un significado especial <text:s/>para el compilador</text:p>
      <text:p text:style-name="Standard"/>
      <text:p text:style-name="Standard">COMENTARIOS</text:p>
      <text:p text:style-name="Standard"/>
      <text:p text:style-name="Standard"><text:tab/>Un comentario es un mensaje que se escribe dentro del código y que no afecta al programa. Sirve para explicar el código fuente. Existe el comentario tradicional (comiento /* final */), comentario de una sola línea (//), comentario de documentación (comienza /** termina */) que se pueden utilizar como los comentarios tradicionales.</text:p>
      <text:p text:style-name="Standard"/>
      <text:p text:style-name="Standard">DECLARACION DE CONSTANTES SIMBOLICAS</text:p>
      <text:p text:style-name="Standard"/>
      <text:p text:style-name="Standard"><text:tab/>Declara una constante simbolica significa decirle al compilador el nombre de la constante y su valor. Esto se hace utilizando el calificador “final” o “static”. Se pueden definir dos casos:</text:p>
      <text:p text:style-name="Standard"/>
      <text:p text:style-name="Standard"><text:tab/>*El primero (caso casi en desuso) que la constante este definida en el cuerpo de la clase, fuera del método. En esta la constante puede estar calificada además de con final, con static, lo cual indica que solo existirá una copia de la constante para todos los objetos de esa clase. Si no se especifica el static cada objeto incluirá su propia copia de la constante.<text:s/></text:p>
      <text:p text:style-name="Standard"/>
      <text:p text:style-name="Standard"><text:tab/>*Que este definida dentro del método. No se puede usar static, ya que la constante se considera local y una constante local no puede usar el método static.</text:p>
      <text:p text:style-name="Standard"/>
      <text:p text:style-name="Standard"><text:tab/>Las constantes se utilizan para que sea más fácil modificar un programa, a la hora de añadir decimales o cambiar la misma constante, así solo tendremos que modificar una sola línea de código.</text:p>
      <text:p text:style-name="Standard"/>
      <text:p text:style-name="Standard">DECLARACION DE UNA VARIABLE</text:p>
      <text:p text:style-name="Standard"/>
      <text:p text:style-name="Standard"><text:tab/>Una variable representa un espacio de memoria para almacenar un valor de determinado tipo. El valor de una variable a diferencia de una constante puede variar durante la ejecución del programa. Para utilizar las variables primero hay que declararlas, asociandoles un nombre y un tipo.</text:p>
      <text:p text:style-name="Standard"><text:tab/>El tipo primitivo o referenciado determina los calores que puede tomar la variable asi como las operaciones que con ella pueden realizarse</text:p>
      <text:soft-page-break/>
      <text:p text:style-name="Standard"><text:tab/>Por definición una variable<text:s/>declarada dentro de un bloque (código entre { })<text:s/>es accesible directamente, esto es, sin un objeto, solo dentro de ese bloque.</text:p>
      <text:p text:style-name="Standard"><text:tab/></text:p>
      <text:p text:style-name="Standard">Iniciación de una variable:<text:s/></text:p>
      <text:p text:style-name="Standard"><text:tab/>Las variables miembro de una clase son iniciadas por omisión por el compilador para cada objeto que se declare de la misma. Tambien pueden ser iniciadas explícitamente. En cambio las variables locales no son inicadas por el compilador, por lo tanto tendremos que iniciarlas nosotros, sino mostrara un mensaje de error.</text:p>
      <text:p text:style-name="Standard"/>
      <text:p text:style-name="Standard">EXPRESIONES NUMERICAS</text:p>
      <text:p text:style-name="Standard"/>
      <text:p text:style-name="Standard"><text:tab/>Es un conjunto de operados unidos mediante operadores para especofocar una operación determinada. Todas las expresiones cuando se evalúan retornan un valor</text:p>
      <text:p text:style-name="Standard"/>
      <text:p text:style-name="Standard">CONVERSION ENTRE TIPOS DE DATOS</text:p>
      <text:p text:style-name="Standard"><text:tab/></text:p>
      <text:p text:style-name="Standard"><text:tab/></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lta alto</dc:creator>
    <meta:creation-date>2021-11-03T09:13:00Z</meta:creation-date>
    <dc:date>2021-11-03T19:25:00Z</dc:date>
    <meta:template xlink:href="Normal.dotm" xlink:type="simple"/>
    <meta:editing-cycles>4</meta:editing-cycles>
    <meta:editing-duration>PT4380S</meta:editing-duration>
    <meta:document-statistic meta:page-count="3" meta:paragraph-count="11" meta:word-count="826" meta:character-count="5528" meta:row-count="39" meta:non-whitespace-character-count="4713"/>
  </office:meta>
</office:document-meta>
</file>